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402f" officeooo:paragraph-rsid="000a66ca"/>
    </style:style>
    <style:style style:name="P2" style:family="paragraph" style:parent-style-name="Text_20_body">
      <style:text-properties officeooo:paragraph-rsid="000a66ca"/>
    </style:style>
    <style:style style:name="P3" style:family="paragraph" style:parent-style-name="Title">
      <style:text-properties officeooo:rsid="0003402f" officeooo:paragraph-rsid="000a66ca"/>
    </style:style>
    <style:style style:name="P4" style:family="paragraph" style:parent-style-name="Heading_20_1">
      <style:text-properties officeooo:rsid="000a66ca" officeooo:paragraph-rsid="000a66ca"/>
    </style:style>
    <style:style style:name="T1" style:family="text">
      <style:text-properties officeooo:rsid="000c570a"/>
    </style:style>
    <style:style style:name="T2" style:family="text">
      <style:text-properties officeooo:rsid="000a6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eoFlux Core Standard: <text:span text:style-name="T2">Architettura della sezione standard</text:span></text:p>
      <text:p text:style-name="P1"/>
      <text:p text:style-name="P1">Mauri Favaron</text:p>
      <text:h text:style-name="P4" text:outline-level="1">Flusso dei dati e del controllo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3:02:10.640758024</meta:creation-date>
    <dc:date>2018-10-05T13:59:51.815051402</dc:date>
    <meta:editing-duration>PT2H27M12S</meta:editing-duration>
    <meta:editing-cycles>1</meta:editing-cycles>
    <meta:document-statistic meta:table-count="0" meta:image-count="0" meta:object-count="0" meta:page-count="1" meta:paragraph-count="3" meta:word-count="15" meta:character-count="104" meta:non-whitespace-character-count="92"/>
    <meta:generator>LibreOffice/5.1.6.2$Linux_X86_64 LibreOffice_project/10m0$Build-2</meta:generator>
  </office:meta>
</office:document-meta>
</file>